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Courier1" svg:font-family="Courier" style:font-family-generic="modern" style:font-pitch="fixed"/>
    <style:font-face style:name="Arial Unicode MS" svg:font-family="'Arial Unicode MS'" style:font-pitch="variable"/>
    <style:font-face style:name="Comic Sans MS" svg:font-family="'Comic Sans MS'" style:font-pitch="variable"/>
    <style:font-face style:name="Courier" svg:font-family="Courier" style:font-pitch="variable"/>
    <style:font-face style:name="HG Mincho Light J" svg:font-family="'HG Mincho Light J'" style:font-pitch="variable"/>
    <style:font-face style:name="Courier2" svg:font-family="Courier" style:font-family-generic="modern" style:font-pitch="variable"/>
    <style:font-face style:name="Nimbus Roman No9 L2" svg:font-family="'Nimbus Roman No9 L'" style:font-family-generic="moder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vantgarde1" svg:font-family="Avantgarde" style:font-family-generic="swiss" style:font-pitch="variable"/>
    <style:font-face style:name="Avantgarde" svg:font-family="Avantgarde" style:font-adornments="Book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Nimbus Roman No9 L1" svg:font-family="'Nimbus Roman No9 L'" style:font-family-generic="swiss" style:font-pitch="variable"/>
  </office:font-face-decls>
  <office:automatic-styles>
    <style:style style:name="P1" style:family="paragraph" style:parent-style-name="Header">
      <style:paragraph-properties fo:padding-left="0in" fo:padding-right="0in" fo:padding-top="0in" fo:padding-bottom="0.0138in" fo:border-left="none" fo:border-right="none" fo:border-top="none" fo:border-bottom="4pt solid #000000">
        <style:tab-stops>
          <style:tab-stop style:position="3.5in" style:type="center"/>
          <style:tab-stop style:position="7.1252in" style:type="right"/>
        </style:tab-stops>
      </style:paragraph-properties>
      <style:text-properties style:font-name="Liberation Sans1" fo:font-weight="normal"/>
    </style:style>
    <style:style style:name="P2" style:family="paragraph" style:parent-style-name="Footer">
      <style:paragraph-properties fo:margin-top="0in" fo:margin-bottom="0in"/>
      <style:text-properties style:font-name="Liberation Sans1" fo:font-style="italic"/>
    </style:style>
    <style:style style:name="P3" style:family="paragraph" style:parent-style-name="Footer">
      <style:paragraph-properties fo:text-align="center" style:justify-single-word="false"/>
      <style:text-properties style:font-name="Liberation Sans1" fo:font-size="9pt" fo:font-style="normal"/>
    </style:style>
    <style:style style:name="P4" style:family="paragraph" style:parent-style-name="Standard">
      <style:paragraph-properties fo:text-align="center" style:justify-single-word="false"/>
      <style:text-properties style:font-name="Comic Sans MS" fo:font-size="13pt" style:font-size-asian="13pt" style:font-size-complex="13pt"/>
    </style:style>
    <style:style style:name="P5" style:family="paragraph" style:parent-style-name="Standard">
      <style:paragraph-properties fo:text-align="center" style:justify-single-word="false"/>
      <style:text-properties style:font-name="Helvetica" fo:font-size="11pt" style:font-size-asian="11pt" style:font-size-complex="11pt"/>
    </style:style>
    <style:style style:name="P6" style:family="paragraph">
      <style:paragraph-properties fo:margin-top="0.0598in" fo:margin-bottom="0in" fo:text-align="center"/>
    </style:style>
    <style:style style:name="P7" style:family="paragraph">
      <style:paragraph-properties fo:margin-top="0.0598in" fo:margin-bottom="0in" fo:text-align="center"/>
      <style:text-properties style:text-position="0% 100%" style:font-name="Helvetica" fo:font-size="10pt" fo:font-weight="normal"/>
    </style:style>
    <style:style style:name="P8" style:family="paragraph">
      <style:paragraph-properties fo:margin-top="0.0598in" fo:margin-bottom="0in" fo:text-align="center"/>
      <style:text-properties style:text-position="-33% 100%" style:font-name="Courier1" fo:font-size="14pt" fo:font-weight="bold"/>
    </style:style>
    <style:style style:name="P9" style:family="paragraph">
      <style:paragraph-properties fo:margin-top="0.0598in" fo:margin-bottom="0in"/>
    </style:style>
    <style:style style:name="P10" style:family="paragraph">
      <style:paragraph-properties fo:margin-top="0.0598in" fo:margin-bottom="0in"/>
      <style:text-properties style:text-position="-33% 100%" style:font-name="Courier1" fo:font-size="14pt" fo:font-weight="bold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style:font-name="Courier1" fo:font-size="14pt" fo:font-weight="bold"/>
    </style:style>
    <style:style style:name="P13" style:family="paragraph">
      <style:paragraph-properties fo:text-align="center"/>
      <style:text-properties style:text-position="-14% 100%" style:font-name="Courier1" fo:font-size="14pt" fo:font-weight="bold"/>
    </style:style>
    <style:style style:name="T1" style:family="text">
      <style:text-properties fo:font-size="22pt" style:font-size-asian="20pt" style:font-weight-asian="bold"/>
    </style:style>
    <style:style style:name="T2" style:family="text">
      <style:text-properties fo:font-size="20pt" style:font-size-asian="20pt" style:font-weight-asian="bold"/>
    </style:style>
    <style:style style:name="T3" style:family="text">
      <style:text-properties fo:font-size="16pt" style:font-size-asian="16pt" style:font-weight-asian="bold"/>
    </style:style>
    <style:style style:name="T4" style:family="text">
      <style:text-properties fo:font-variant="small-caps" fo:font-size="18pt" style:font-name-asian="Times New Roman" style:font-size-asian="16pt" style:language-asian="en" style:country-asian="US" style:font-weight-asian="bold"/>
    </style:style>
    <style:style style:name="T5" style:family="text">
      <style:text-properties fo:font-size="10pt"/>
    </style:style>
    <style:style style:name="T6" style:family="text">
      <style:text-properties style:font-name="Courier1" fo:font-weight="bold" style:font-weight-asian="bold" style:font-weight-complex="bold"/>
    </style:style>
    <style:style style:name="T7" style:family="text">
      <style:text-properties style:text-position="0% 100%" style:font-name="Helvetica" fo:font-size="10pt" fo:font-weight="normal"/>
    </style:style>
    <style:style style:name="T8" style:family="text">
      <style:text-properties style:text-position="-33% 100%" style:font-name="Courier1" fo:font-size="14pt" fo:font-weight="bold"/>
    </style:style>
    <style:style style:name="T9" style:family="text">
      <style:text-properties style:text-position="-33% 100%" style:font-name="Avantgarde" fo:font-size="14pt" fo:font-weight="bold"/>
    </style:style>
    <style:style style:name="T10" style:family="text">
      <style:text-properties style:font-name="Courier1" fo:font-size="14pt" fo:font-weight="bold"/>
    </style:style>
    <style:style style:name="T11" style:family="text">
      <style:text-properties style:text-position="0% 100%" style:font-name="Avantgarde" fo:font-size="14pt" fo:font-weight="bold"/>
    </style:style>
    <style:style style:name="T12" style:family="text">
      <style:text-properties style:text-position="-14% 100%" style:font-name="Courier1" fo:font-size="14pt" fo:font-weight="bold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000000" draw:marker-start="Arrow" draw:fill="none" draw:fill-color="#ffffff" fo:min-height="0.3701in" style:run-through="foreground"/>
    </style:style>
    <style:style style:name="gr3" style:family="graphic">
      <style:graphic-properties draw:stroke="solid" svg:stroke-width="0.0201in" svg:stroke-color="#000000" draw:fill="none" draw:fill-color="#ffffff" fo:min-height="0.3091in" fo:padding-top="0.0098in" fo:padding-bottom="0.0098in" fo:padding-left="0.0098in" fo:padding-right="0.0098in" style:run-through="foreground"/>
    </style:style>
    <style:style style:name="gr4" style:family="graphic">
      <style:graphic-properties draw:stroke="none" svg:stroke-width="0.0201in" svg:stroke-color="#000000" draw:fill="none" draw:fill-color="#ffffff" fo:min-height="0.3091in" style:run-through="foreground"/>
    </style:style>
    <style:style style:name="gr5" style:family="graphic">
      <style:graphic-properties draw:stroke="none" svg:stroke-width="0.0201in" svg:stroke-color="#000000" draw:fill="none" draw:fill-color="#ffffff" fo:min-height="0.3091in" fo:padding-top="0.0098in" fo:padding-bottom="0.0098in" fo:padding-left="0.0098in" fo:padding-right="0.0098in" style:run-through="foreground"/>
    </style:style>
    <style:style style:name="gr6" style:family="graphic">
      <style:graphic-properties draw:stroke="none" svg:stroke-width="0in" svg:stroke-color="#000000" draw:fill="none" draw:fill-color="#ffffff" fo:min-height="0.4634in" style:run-through="foreground"/>
    </style:style>
    <style:style style:name="gr7" style:family="graphic">
      <style:graphic-properties svg:stroke-width="0.0201in" svg:stroke-color="#000000" draw:marker-start="Symmetric_20_Arrow" draw:marker-end="Symmetric_20_Arrow" draw:textarea-horizontal-align="center" draw:textarea-vertical-align="middle" fo:padding-top="0.0098in" fo:padding-bottom="0.0098in" fo:padding-left="0.0098in" fo:padding-right="0.0098in" style:run-through="foreground"/>
    </style:style>
    <style:style style:name="gr8" style:family="graphic">
      <style:graphic-properties svg:stroke-width="0.0201in" svg:stroke-color="#000000" draw:marker-start="Symmetric_20_Arrow" draw:textarea-horizontal-align="center" draw:textarea-vertical-align="middle" fo:padding-top="0.0098in" fo:padding-bottom="0.0098in" fo:padding-left="0.0098in" fo:padding-right="0.0098in" style:run-through="foreground"/>
    </style:style>
    <style:style style:name="gr9" style:family="graphic">
      <style:graphic-properties svg:stroke-width="0.0201in" svg:stroke-color="#000000" draw:textarea-horizontal-align="center" draw:textarea-vertical-align="middle" fo:padding-top="0.0098in" fo:padding-bottom="0.0098in" fo:padding-left="0.0098in" fo:padding-right="0.0098in" style:run-through="foreground"/>
    </style:style>
    <style:style style:name="gr10" style:family="graphic">
      <style:graphic-properties svg:stroke-width="0.0201in" svg:stroke-color="#000000" draw:marker-end="Symmetric_20_Arrow" draw:textarea-horizontal-align="center" draw:textarea-vertical-align="middle" fo:padding-top="0.0098in" fo:padding-bottom="0.0098in" fo:padding-left="0.0098in" fo:padding-right="0.0098in" style:run-through="foreground"/>
    </style:style>
    <style:style style:name="gr11" style:family="graphic">
      <style:graphic-properties svg:stroke-width="0.0201in" svg:stroke-color="#000000" draw:marker-start="Arrow" draw:textarea-horizontal-align="center" draw:textarea-vertical-align="middle" fo:padding-top="0.0098in" fo:padding-bottom="0.0098in" fo:padding-left="0.0098in" fo:padding-right="0.0098in" style:run-through="foreground"/>
    </style:style>
    <style:style style:name="gr12" style:family="graphic">
      <style:graphic-properties draw:stroke="none" svg:stroke-color="#000000" draw:marker-start="Arrow" draw:fill="none" draw:fill-color="#ffffff" fo:min-height="0.2575in" style:run-through="foreground"/>
    </style:style>
    <style:style style:name="gr13" style:family="graphic">
      <style:graphic-properties draw:stroke="none" svg:stroke-width="0.0201in" svg:stroke-color="#000000" draw:marker-start="Arrow" draw:fill="none" draw:fill-color="#ffffff" fo:min-height="0.3543in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art">Data Pathways of the Simple Machine</text:p>
      <text:p text:style-name="Standard"/>
      <text:p text:style-name="Standard">A crude drawing showing the data pathways of the Simple Machine is shown below. These will be useful when describing the Simple Machine's Instructions in Register Transfer Language.</text:p>
      <text:p text:style-name="Standard"/>
      <text:p text:style-name="Standard"><draw:g text:anchor-type="paragraph" draw:z-index="0" draw:style-name="gr1"><draw:frame draw:style-name="gr2" draw:text-style-name="P7" svg:width="0.615in" svg:height="0.3705in" svg:x="0.6161in" svg:y="1.4764in"><draw:text-box><text:p text:style-name="P6"><text:span text:style-name="T7">Memory Data </text:span></text:p></draw:text-box></draw:frame><draw:frame draw:style-name="gr3" draw:text-style-name="P8" svg:width="0.615in" svg:height="0.3287in" svg:x="1.6161in" svg:y="0.6921in"><draw:text-box><text:p text:style-name="P6"><text:span text:style-name="T8">MAR</text:span></text:p></draw:text-box></draw:frame><draw:frame draw:style-name="gr3" draw:text-style-name="P8" svg:width="0.615in" svg:height="0.3287in" svg:x="2.7618in" svg:y="0.0429in"><draw:text-box><text:p text:style-name="P6"><text:span text:style-name="T8">PC</text:span></text:p></draw:text-box></draw:frame><draw:frame draw:style-name="gr3" draw:text-style-name="P8" svg:width="0.615in" svg:height="0.3287in" svg:x="4.3764in" svg:y="0.0429in"><draw:text-box><text:p text:style-name="P6"><text:span text:style-name="T8">IR</text:span></text:p></draw:text-box></draw:frame><draw:frame draw:style-name="gr3" draw:text-style-name="P8" svg:width="0.615in" svg:height="0.3287in" svg:x="1.5953in" svg:y="1.4764in"><draw:text-box><text:p text:style-name="P6"><text:span text:style-name="T8">MBR</text:span></text:p></draw:text-box></draw:frame><draw:frame draw:style-name="gr3" draw:text-style-name="P10" svg:width="0.615in" svg:height="0.3287in" svg:x="3.5996in" svg:y="1.4965in"><draw:text-box><text:p text:style-name="P9"><text:span text:style-name="T8">ACCUM</text:span></text:p></draw:text-box></draw:frame><draw:frame draw:style-name="gr4" draw:text-style-name="P8" svg:width="0.615in" svg:height="0.3094in" svg:x="3.9787in" svg:y="0.7236in"><draw:text-box><text:p text:style-name="P6"><text:span text:style-name="T8">ADDR</text:span></text:p></draw:text-box></draw:frame><draw:frame draw:style-name="gr3" draw:text-style-name="P8" svg:width="0.615in" svg:height="0.3287in" svg:x="4.7307in" svg:y="1.4965in"><draw:text-box><text:p text:style-name="P6"><text:span text:style-name="T8">CTR</text:span></text:p></draw:text-box></draw:frame><draw:frame draw:style-name="gr5" draw:text-style-name="P8" svg:width="0.465in" svg:height="0.3287in" svg:x="2.289in" svg:y="2.2047in"><draw:text-box><text:p text:style-name="P6"><text:span text:style-name="T8">+/</text:span><text:span text:style-name="T9">-</text:span></text:p></draw:text-box></draw:frame><draw:frame draw:style-name="gr6" draw:text-style-name="P7" svg:width="0.615in" svg:height="0.4717in" svg:x="0.735in" svg:y="0.5567in"><draw:text-box><text:p text:style-name="P6"><text:span text:style-name="T7">Memory Address Select</text:span></text:p></draw:text-box></draw:frame><draw:line draw:style-name="gr7" draw:text-style-name="P11" svg:x1="1.1681in" svg:y1="1.6504in" svg:x2="1.5953in" svg:y2="1.6504in"><text:p/></draw:line><draw:line draw:style-name="gr8" draw:text-style-name="P11" svg:x1="1.2417in" svg:y1="0.8563in" svg:x2="1.6169in" svg:y2="0.8563in"><text:p/></draw:line><draw:line draw:style-name="gr8" draw:text-style-name="P11" svg:x1="2.2307in" svg:y1="0.7646in" svg:x2="2.4287in" svg:y2="0.7646in"><text:p/></draw:line><draw:line draw:style-name="gr9" draw:text-style-name="P11" svg:x1="2.4295in" svg:y1="0.7646in" svg:x2="2.4295in" svg:y2="0.2075in"><text:p/></draw:line><draw:line draw:style-name="gr9" draw:text-style-name="P11" svg:x1="2.4295in" svg:y1="0.2075in" svg:x2="2.763in" svg:y2="0.2075in"><text:p/></draw:line><draw:line draw:style-name="gr8" draw:text-style-name="P11" svg:x1="2.2307in" svg:y1="0.8646in" svg:x2="3.9787in" svg:y2="0.8646in"><text:p/></draw:line><draw:line draw:style-name="gr8" draw:text-style-name="P11" svg:x1="1.9618in" svg:y1="1.0209in" svg:x2="1.9618in" svg:y2="1.2398in"><text:p/></draw:line><draw:line draw:style-name="gr10" draw:text-style-name="P11" svg:x1="4.5126in" svg:y1="0.352in" svg:x2="4.3354in" svg:y2="0.7236in"><text:p/></draw:line><draw:line draw:style-name="gr11" draw:text-style-name="P11" svg:x1="4.9917in" svg:y1="0.2075in" svg:x2="5.8043in" svg:y2="0.2075in"><text:p/></draw:line><draw:line draw:style-name="gr9" draw:text-style-name="P11" svg:x1="5.8035in" svg:y1="0.2075in" svg:x2="5.8035in" svg:y2="2.9811in"><text:p/></draw:line><draw:line draw:style-name="gr9" draw:text-style-name="P11" svg:x1="1.7941in" svg:y1="1.785in" svg:x2="1.7941in" svg:y2="2.9496in"><text:p/></draw:line><draw:line draw:style-name="gr9" draw:text-style-name="P11" svg:x1="5.8043in" svg:y1="2.9811in" svg:x2="1.7941in" svg:y2="2.9811in"><text:p/></draw:line><draw:line draw:style-name="gr9" draw:text-style-name="P11" svg:x1="1.9917in" svg:y1="1.785in" svg:x2="1.9917in" svg:y2="2.3831in"><text:p/></draw:line><draw:line draw:style-name="gr11" draw:text-style-name="P11" svg:x1="2.248in" svg:y1="2.3827in" svg:x2="1.9917in" svg:y2="2.3827in"><text:p/></draw:line><draw:line draw:style-name="gr10" draw:text-style-name="P11" svg:x1="3.9783in" svg:y1="0.7236in" svg:x2="3.3764in" svg:y2="0.2075in"><text:p/></draw:line><draw:line draw:style-name="gr8" draw:text-style-name="P11" svg:x1="2.2307in" svg:y1="1.5646in" svg:x2="3.5996in" svg:y2="1.5646in"><text:p/></draw:line><draw:line draw:style-name="gr10" draw:text-style-name="P11" svg:x1="2.2453in" svg:y1="1.7028in" svg:x2="3.6142in" svg:y2="1.7028in"><text:p/></draw:line><draw:line draw:style-name="gr10" draw:text-style-name="P11" svg:x1="4.0535in" svg:y1="1.0323in" svg:x2="4.0535in" svg:y2="1.4961in"><text:p/></draw:line><draw:line draw:style-name="gr8" draw:text-style-name="P11" svg:x1="3.8354in" svg:y1="1.8055in" svg:x2="3.8354in" svg:y2="2.3417in"><text:p/></draw:line><draw:line draw:style-name="gr10" draw:text-style-name="P11" svg:x1="4.2146in" svg:y1="1.6504in" svg:x2="4.7311in" svg:y2="1.6504in"><text:p/></draw:line><draw:ellipse draw:style-name="gr10" draw:text-style-name="P11" svg:width="-1.0213in" svg:height="-0.9689in" svg:x="5.0327in" svg:y="2.2902in" draw:kind="arc" draw:start-angle="0" draw:end-angle="180"><text:p/></draw:ellipse><draw:frame draw:style-name="gr12" draw:text-style-name="P12" svg:width="0.5307in" svg:height="0.2579in" svg:x="4.2307in" svg:y="2.0327in"><draw:text-box><text:p text:style-name="P11"><text:span text:style-name="T10">+=</text:span></text:p></draw:text-box></draw:frame><draw:frame draw:style-name="gr13" draw:text-style-name="P12" svg:width="0.4685in" svg:height="0.3543in" svg:x="4.7642in" svg:y="1.2354in"><draw:text-box><text:p text:style-name="P11"><text:span text:style-name="T11">-</text:span><text:span text:style-name="T10">1</text:span></text:p></draw:text-box></draw:frame><draw:line draw:style-name="gr9" draw:text-style-name="P11" svg:x1="3.6681in" svg:y1="1.824in" svg:x2="3.6681in" svg:y2="1.9594in"><text:p/></draw:line><draw:ellipse draw:style-name="gr10" draw:text-style-name="P11" svg:width="0.4476in" svg:height="0.513in" svg:x="2.8524in" svg:y="0.0957in" draw:kind="arc" draw:start-angle="180" draw:end-angle="0"><text:p/></draw:ellipse><draw:ellipse draw:style-name="gr8" draw:text-style-name="P11" svg:width="-0.4307in" svg:height="-0.6398in" svg:x="5.2319in" svg:y="1.8161in" draw:kind="arc" draw:start-angle="180" draw:end-angle="0"><text:p/></draw:ellipse><draw:frame draw:style-name="gr13" draw:text-style-name="P13" svg:width="0.4685in" svg:height="0.3543in" svg:x="2.8642in" svg:y="0.3354in"><draw:text-box><text:p text:style-name="P11"><text:span text:style-name="T12">+1</text:span></text:p></draw:text-box></draw:frame><draw:frame draw:style-name="gr5" draw:text-style-name="P10" svg:width="0.615in" svg:height="0.3287in" svg:x="2.8161in" svg:y="2.2063in"><draw:text-box><text:p text:style-name="P9"><text:span text:style-name="T8">value</text:span></text:p></draw:text-box></draw:frame><draw:line draw:style-name="gr9" draw:text-style-name="P11" svg:x1="3.0378in" svg:y1="1.9618in" svg:x2="3.6689in" svg:y2="1.9602in"><text:p/></draw:line><draw:line draw:style-name="gr8" draw:text-style-name="P11" svg:x1="3.0378in" svg:y1="2.2709in" svg:x2="3.0378in" svg:y2="1.9618in"><text:p/></draw:line><draw:line draw:style-name="gr9" draw:text-style-name="P11" svg:x1="3.4807in" svg:y1="2.3437in" svg:x2="3.835in" svg:y2="2.3437in"><text:p/></draw:line><draw:frame draw:style-name="gr3" draw:text-style-name="P10" svg:width="0.615in" svg:height="0.3287in" svg:x="2.9016in" svg:y="1.0846in"><draw:text-box><text:p text:style-name="P6"><text:span text:style-name="T8">AREG</text:span></text:p></draw:text-box></draw:frame><draw:line draw:style-name="gr10" draw:text-style-name="P11" svg:x1="3.7579in" svg:y1="1.261in" svg:x2="3.5161in" svg:y2="1.261in"><text:p/></draw:line><draw:line draw:style-name="gr9" draw:text-style-name="P11" svg:x1="3.7579in" svg:y1="1.261in" svg:x2="3.7535in" svg:y2="1.4965in"><text:p/></draw:line><draw:line draw:style-name="gr9" draw:text-style-name="P11" svg:x1="1.9618in" svg:y1="1.2386in" svg:x2="2.9016in" svg:y2="1.2386in"><text:p/></draw:line></draw:g></text:p>
      <text:p text:style-name="P4">The Simple Machine's Datapaths</text:p>
      <text:p text:style-name="P5">(<text:span text:style-name="T6">ADDR</text:span> is the decoded address part of the <text:span text:style-name="T6">IR</text:span>, or <text:span text:style-name="T6">IR(9:0)</text:span>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pitch="variable" style:font-charset="x-symbol"/>
    <style:font-face style:name="Courier1" svg:font-family="Courier" style:font-family-generic="modern" style:font-pitch="fixed"/>
    <style:font-face style:name="Arial Unicode MS" svg:font-family="'Arial Unicode MS'" style:font-pitch="variable"/>
    <style:font-face style:name="Comic Sans MS" svg:font-family="'Comic Sans MS'" style:font-pitch="variable"/>
    <style:font-face style:name="Courier" svg:font-family="Courier" style:font-pitch="variable"/>
    <style:font-face style:name="HG Mincho Light J" svg:font-family="'HG Mincho Light J'" style:font-pitch="variable"/>
    <style:font-face style:name="Courier2" svg:font-family="Courier" style:font-family-generic="modern" style:font-pitch="variable"/>
    <style:font-face style:name="Nimbus Roman No9 L2" svg:font-family="'Nimbus Roman No9 L'" style:font-family-generic="moder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vantgarde1" svg:font-family="Avantgarde" style:font-family-generic="swiss" style:font-pitch="variable"/>
    <style:font-face style:name="Avantgarde" svg:font-family="Avantgarde" style:font-adornments="Book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Nimbus Roman No9 L1" svg:font-family="'Nimbus Roman No9 L'" style:font-family-generic="swiss" style:font-pitch="variable"/>
  </office:font-face-decls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style:font-name="Nimbus Roman No9 L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in" fo:margin-bottom="0.0402in" fo:line-height="100%"/>
      <style:text-properties style:font-name="Liberation Sans" fo:font-size="11pt" fo:font-weight="normal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uxi Sans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fo:keep-with-next="always"/>
      <style:text-properties fo:font-size="14pt" style:text-underline-style="solid" style:text-underline-width="auto" style:text-underline-color="font-color" fo:font-weight="bold" style:letter-kerning="true" style:font-size-asian="14pt" style:font-weight-asian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.0598in" text:number-lines="false" text:line-number="0">
        <style:tab-stops>
          <style:tab-stop style:position="3.561in" style:type="center"/>
          <style:tab-stop style:position="7.122in" style:type="right"/>
        </style:tab-stops>
      </style:paragraph-properties>
    </style:style>
    <style:style style:name="Normal_20_Paragraph" style:display-name="Normal Paragraph" style:family="paragraph" style:parent-style-name="Standard" style:master-page-name="">
      <style:paragraph-properties fo:margin-top="0in" fo:margin-bottom="0.0783in" style:page-number="auto" fo:background-color="transparent">
        <style:tab-stops/>
        <style:background-image/>
      </style:paragraph-properties>
      <style:text-properties style:font-name="Helvetica" fo:font-size="11pt" fo:font-weight="normal"/>
    </style:style>
    <style:style style:name="Section_20_Heading" style:display-name="Section Heading" style:family="paragraph" style:parent-style-name="Standard" style:next-style-name="Standard">
      <style:paragraph-properties fo:margin-top="0.0835in" fo:margin-bottom="0in" fo:keep-with-next="always"/>
      <style:text-properties fo:font-variant="small-caps" fo:font-size="16pt" fo:font-weight="bold" style:font-size-asian="16pt" style:font-weight-asian="bold"/>
    </style:style>
    <style:style style:name="Question" style:family="paragraph" style:parent-style-name="Standard">
      <style:paragraph-properties fo:margin-top="0.1665in" fo:margin-bottom="0in"/>
    </style:style>
    <style:style style:name="Answers" style:family="paragraph" style:parent-style-name="Standard">
      <style:paragraph-properties fo:margin-top="0in" fo:margin-bottom="0in">
        <style:tab-stops>
          <style:tab-stop style:position="2in"/>
          <style:tab-stop style:position="4in"/>
          <style:tab-stop style:position="6in"/>
        </style:tab-stops>
      </style:paragraph-properties>
    </style:style>
    <style:style style:name="Part" style:family="paragraph" style:parent-style-name="Standard" style:next-style-name="SubPart">
      <style:paragraph-properties fo:margin-top="0.0598in" fo:margin-bottom="0.0402in" fo:keep-with-next="always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Normal_20_No_20_Space" style:display-name="Normal No Space" style:family="paragraph" style:parent-style-name="Standard">
      <style:paragraph-properties fo:margin-top="0in" fo:margin-bottom="0in"/>
    </style:style>
    <style:style style:name="SubPart" style:family="paragraph" style:parent-style-name="Standard" style:next-style-name="Standard">
      <style:paragraph-properties fo:margin-top="0in" fo:margin-bottom="0in" fo:keep-with-next="always"/>
      <style:text-properties style:text-underline-style="solid" style:text-underline-width="auto" style:text-underline-color="font-color" fo:font-weight="bold" style:font-weight-asian="bold"/>
    </style:style>
    <style:style style:name="Normal_20_Space_20_Before" style:display-name="Normal Space Before" style:family="paragraph" style:parent-style-name="Standard">
      <style:paragraph-properties fo:margin-top="0.1665in" fo:margin-bottom="0.0835in"/>
    </style:style>
    <style:style style:name="Emphasize" style:family="paragraph" style:parent-style-name="Standard" style:next-style-name="Standard">
      <style:paragraph-properties fo:margin-left="0.5in" fo:margin-right="0.5in" fo:margin-top="0.0835in" fo:margin-bottom="0.0835in" fo:text-indent="0.0008in" style:auto-text-indent="false" fo:padding-left="0.0555in" fo:padding-right="0.0555in" fo:padding-top="0.0138in" fo:padding-bottom="0.0138in" fo:border="0.99pt solid #000000" style:shadow="#000000 0.0138in 0.0138in"/>
      <style:text-properties fo:font-style="italic" fo:font-weight="bold" style:font-style-asian="italic" style:font-weight-asian="bold"/>
    </style:style>
    <style:style style:name="Page_20_Number" style:display-name="Page Number" style:family="text" style:parent-style-name="WW-Default_20_Paragraph_20_Font"/>
    <style:style style:name="Numbering_20_Symbols" style:display-name="Numbering Symbols" style:family="text"/>
    <style:style style:name="Strong_20_Emphasis" style:display-name="Strong Emphasis" style:family="text" style:parent-style-name="WW-Default_20_Paragraph_20_Font">
      <style:text-properties fo:font-weight="bold" style:font-weight-asian="bold"/>
    </style:style>
    <style:style style:name="WW-Default_20_Paragraph_20_Font" style:display-name="WW-Default Paragraph Font" style:family="text"/>
    <style:style style:name="Literal" style:family="text" style:parent-style-name="WW-Default_20_Paragraph_20_Font">
      <style:text-properties style:font-name="Courier" fo:font-weight="bold" style:font-weight-asian="bold"/>
    </style:style>
    <style:style style:name="Default_20_Font" style:display-name="Default Font" style:family="text" style:parent-style-name="WW-Default_20_Paragraph_20_Font"/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9z0" style:family="text">
      <style:text-properties style:font-name="Symbol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padding-left="0in" fo:padding-right="0in" fo:padding-top="0in" fo:padding-bottom="0.0138in" fo:border-left="none" fo:border-right="none" fo:border-top="none" fo:border-bottom="4pt solid #000000">
        <style:tab-stops>
          <style:tab-stop style:position="3.5in" style:type="center"/>
          <style:tab-stop style:position="7.1252in" style:type="right"/>
        </style:tab-stops>
      </style:paragraph-properties>
      <style:text-properties style:font-name="Liberation Sans1" fo:font-weight="normal"/>
    </style:style>
    <style:style style:name="MP2" style:family="paragraph" style:parent-style-name="Footer">
      <style:paragraph-properties fo:margin-top="0in" fo:margin-bottom="0in"/>
      <style:text-properties style:font-name="Liberation Sans1" fo:font-style="italic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9pt" fo:font-style="normal"/>
    </style:style>
    <style:style style:name="MT1" style:family="text">
      <style:text-properties fo:font-size="22pt" style:font-size-asian="20pt" style:font-weight-asian="bold"/>
    </style:style>
    <style:style style:name="MT2" style:family="text">
      <style:text-properties fo:font-size="20pt" style:font-size-asian="20pt" style:font-weight-asian="bold"/>
    </style:style>
    <style:style style:name="MT3" style:family="text">
      <style:text-properties fo:font-size="16pt" style:font-size-asian="16pt" style:font-weight-asian="bold"/>
    </style:style>
    <style:style style:name="MT4" style:family="text">
      <style:text-properties fo:font-variant="small-caps" fo:font-size="18pt" style:font-name-asian="Times New Roman" style:font-size-asian="16pt" style:language-asian="en" style:country-asian="US" style:font-weight-asian="bold"/>
    </style:style>
    <style:style style:name="MT5" style:family="text">
      <style:text-properties fo:font-size="10pt"/>
    </style:style>
    <style:page-layout style:name="Mpm1">
      <style:page-layout-properties fo:page-width="8.5in" fo:page-height="11in" style:num-format="1" style:print-orientation="portrait" fo:margin-top="0.4925in" fo:margin-bottom="0.5902in" fo:margin-left="0.689in" fo:margin-right="0.689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362in" fo:margin-left="0in" fo:margin-right="0in" fo:margin-top="0.0398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CS270</text:span><text:span text:style-name="MT2"> </text:span><text:span text:style-name="MT3"><text:tab/></text:span><text:span text:style-name="MT4"><text:file-name text:display="name">SimpleMachineDatapaths</text:file-name></text:span><text:span text:style-name="MT3"><text:tab/> Boyd</text:span></text:p>
      </style:header>
      <style:footer>
        <text:p text:style-name="MP2"><text:file-name text:display="name">SimpleMachineDatapaths</text:file-name><text:span text:style-name="MT5"><text:tab/>CS270<text:tab/>Page </text:span><text:span text:style-name="MT5"><text:page-number text:select-page="current">1</text:page-number></text:span><text:span text:style-name="MT5"> of </text:span><text:span text:style-name="MT5"><text:page-count>1</text:page-count></text:span></text:p>
        <text:p text:style-name="MP3">This document was produced with free software: OpenOffice.org on linux.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meta:creation-date>2004-01-09T11:23:17</meta:creation-date>
    <dc:creator>greg </dc:creator>
    <dc:date>2015-01-11T16:41:03</dc:date>
    <meta:printed-by>Greg Boyd</meta:printed-by>
    <meta:print-date>2008-07-04T15:28:06</meta:print-date>
    <meta:editing-cycles>11</meta:editing-cycles>
    <meta:editing-duration>PT1H49M2S</meta:editing-duration>
    <meta:document-statistic meta:table-count="0" meta:image-count="0" meta:object-count="0" meta:page-count="1" meta:paragraph-count="7" meta:word-count="68" meta:character-count="448" meta:non-whitespace-character-count="385"/>
    <meta:user-defined meta:name="Info 1"/>
    <meta:user-defined meta:name="Info 2"/>
    <meta:user-defined meta:name="Info 3"/>
    <meta:user-defined meta:name="Info 4"/>
    <meta:template xlink:type="simple" xlink:actuate="onRequest" xlink:title="CS270" xlink:href="file:///.openoffice/user/template/CS270.stw" meta:date="2008-07-08T16:11:21"/>
  </office:meta>
</office:document-meta>
</file>